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09"/>SNU developer log day 409</text:h>
      <text:p text:style-name="P1">Today is Pi day. I took a day off site development until nighttime, but then got stomped by Microsoft forcing the Windows 10 1909 update on me when I was trying to finalize work for the night. I tried for 6 minutes to cancel the 1 hour auto update, but failed, and had to do todays entire update in less than 54 minutes. I started work at the Humane Society this morning, and took a day to relax and do other things.</text:p>
      <text:p text:style-name="P1">Today, I wanted to make a better update for the Pi day page, but I will have to hold off the finalization for 3.15. I at least got the work started. I didn't have too much planned for today, so I was still able to do everything I wanted to. I am hoping the update doesn't break my computer, and I will try to make a better update tomorrow. My school has been suspended for 6 weeks over COVID-19, and I don't have to go in Monday. I am hoping this doesn't affect my graduation.</text:p>
      <text:p text:style-name="Text_20_body"><text:span text:style-name="T1">Sean Patrick Myrick on March 14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5:44:34.659000000</meta:creation-date>
    <dc:date>2020-03-15T15:44:57.936000000</dc:date>
    <meta:editing-duration>PT23S</meta:editing-duration>
    <meta:editing-cycles>1</meta:editing-cycles>
    <meta:document-statistic meta:table-count="0" meta:image-count="0" meta:object-count="0" meta:page-count="1" meta:paragraph-count="4" meta:word-count="189" meta:character-count="955" meta:non-whitespace-character-count="770"/>
    <meta:generator>LibreOffice/6.1.2.1$Windows_X86_64 LibreOffice_project/65905a128db06ba48db947242809d14d3f9a93fe</meta:generator>
  </office:meta>
</office:document-meta>
</file>